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font-name="Calibri" fo:font-size="12pt" style:text-underline-style="none" fo:font-weight="normal" officeooo:rsid="0046fedb" style:font-size-asian="12pt" style:font-weight-asian="normal" style:font-size-complex="12pt" style:font-weight-complex="normal"/>
    </style:style>
    <style:style style:name="T69" style:family="text">
      <style:text-properties style:text-underline-style="none" fo:font-weight="normal" officeooo:rsid="006c5acc" style:font-weight-asian="normal" style:font-weight-complex="normal"/>
    </style:style>
    <style:style style:name="T70" style:family="text">
      <style:text-properties style:font-name="Calibri" fo:font-size="12pt" style:text-underline-style="none" fo:font-weight="normal" officeooo:rsid="0012d385" style:font-size-asian="12pt" style:font-weight-asian="normal" style:font-size-complex="12pt" style:font-weight-complex="normal"/>
    </style:style>
    <style:style style:name="T71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2" style:family="text">
      <style:text-properties officeooo:rsid="006f5c72"/>
    </style:style>
    <style:style style:name="T73" style:family="text">
      <style:text-properties officeooo:rsid="0078da0e"/>
    </style:style>
    <style:style style:name="T74" style:family="text">
      <style:text-properties officeooo:rsid="0073b495"/>
    </style:style>
    <style:style style:name="T75" style:family="text">
      <style:text-properties officeooo:rsid="007525d3"/>
    </style:style>
    <style:style style:name="T76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7" style:family="text">
      <style:text-properties officeooo:rsid="007aad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68">1</text:span></text:span><text:span text:style-name="Strong_20_Emphasis"><text:span text:style-name="T69">2</text:span></text:span><text:span text:style-name="Strong_20_Emphasis"><text:span text:style-name="T70"> Febbraio 2025 </text:span></text:span></text:p>
      <text:p text:style-name="P81"><text:span text:style-name="Strong_20_Emphasis"><text:span text:style-name="T71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2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–rm nome id <text:span text:style-name="T73">o container id</text:span>→ eseguo su deacatck mode sulla porta preimpostata il file del docker corretto → <text:span text:style-name="T74">stoppo si cancella </text:span><text:span text:style-name="T75">(--rm)</text:span></text:p>
      <text:p text:style-name="P105">-<text:span text:style-name="T75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6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7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9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10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12T10:13:24.120000000</dc:date>
    <meta:editing-duration>PT8H50M18S</meta:editing-duration>
    <meta:editing-cycles>85</meta:editing-cycles>
    <meta:generator>LibreOffice/24.8.4.2$Windows_X86_64 LibreOffice_project/bb3cfa12c7b1bf994ecc5649a80400d06cd71002</meta:generator>
    <meta:print-date>2025-02-11T12:48:19.741000000</meta:print-date>
    <meta:printed-by>File PDF</meta:printed-by>
    <meta:document-statistic meta:table-count="1" meta:image-count="1" meta:object-count="0" meta:page-count="11" meta:paragraph-count="226" meta:word-count="2268" meta:character-count="14691" meta:non-whitespace-character-count="12622"/>
  </office:meta>
</office:document-meta>
</file>